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00000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00000" officeooo:rsid="0008312c" officeooo:paragraph-rsid="0008312c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00000" officeooo:paragraph-rsid="0008312c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00000" fo:font-weight="bold" officeooo:paragraph-rsid="0008312c" style:font-weight-asian="bold" style:font-weight-complex="bold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00000" fo:font-weight="bold" officeooo:rsid="0008312c" officeooo:paragraph-rsid="0008312c" style:font-weight-asian="bold" style:font-weight-complex="bold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00000" officeooo:paragraph-rsid="0009e6cb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584fb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8312c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8312c" fo:background-color="#ff4000"/>
    </style:style>
    <style:style style:name="P13" style:family="paragraph" style:parent-style-name="Standard" style:list-style-name="L2">
      <loext:graphic-properties draw:fill="solid" draw:fill-color="#ffffff"/>
      <style:paragraph-properties fo:background-color="#ffffff" fo:padding="0cm" fo:border="none"/>
      <style:text-properties officeooo:paragraph-rsid="0008312c"/>
    </style:style>
    <style:style style:name="P14" style:family="paragraph" style:parent-style-name="Standard" style:list-style-name="L3">
      <loext:graphic-properties draw:fill="solid" draw:fill-color="#ffffff"/>
      <style:paragraph-properties fo:background-color="#ffffff" fo:padding="0cm" fo:border="none"/>
      <style:text-properties officeooo:paragraph-rsid="0008312c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9e6cb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33b3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00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style:font-name="JetBrains Mono" fo:font-size="10pt" fo:font-style="normal" fo:font-weight="bold" officeooo:rsid="0008312c" style:font-size-asian="10pt" style:font-style-asian="normal" style:font-weight-asian="bold" style:font-weight-complex="bold"/>
    </style:style>
    <style:style style:name="T8" style:family="text">
      <style:text-properties fo:color="#000000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000000" style:font-name="JetBrains Mono" fo:font-size="10pt" fo:font-style="italic" fo:font-weight="bold" style:font-size-asian="10pt" style:font-style-asian="italic" style:font-weight-asian="bold" style:font-weight-complex="bold"/>
    </style:style>
    <style:style style:name="T10" style:family="text">
      <style:text-properties fo:color="#000000" style:font-name="JetBrains Mono" fo:font-size="10pt" fo:font-style="italic" fo:font-weight="bold" officeooo:rsid="0008312c" style:font-size-asian="10pt" style:font-style-asian="italic" style:font-weight-asian="bold" style:font-weight-complex="bol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bold" officeooo:rsid="0008312c" style:font-weight-asian="bold" style:font-weight-complex="bold"/>
    </style:style>
    <style:style style:name="T13" style:family="text">
      <style:text-properties fo:color="#000000" officeooo:rsid="0008312c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fo:font-weight="bold" officeooo:rsid="0008312c" style:font-weight-asian="bold" style:font-weight-complex="bold"/>
    </style:style>
    <style:style style:name="T16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80808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8" style:family="text">
      <style:text-properties fo:color="#080808" style:font-name="JetBrains Mono" fo:font-size="10pt" fo:font-style="normal" fo:font-weight="normal" officeooo:rsid="0008312c" style:font-size-asian="10pt" style:font-style-asian="normal" style:font-weight-asian="normal"/>
    </style:style>
    <style:style style:name="T19" style:family="text">
      <style:text-properties fo:color="#080808" style:font-name="JetBrains Mono" fo:font-size="10pt" fo:font-style="italic" fo:font-weight="bold" style:font-size-asian="10pt" style:font-style-asian="italic" style:font-weight-asian="bold" style:font-weight-complex="bold"/>
    </style:style>
    <style:style style:name="T20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8c8c8c" style:font-name="JetBrains Mono" fo:font-size="10pt" fo:font-style="italic" fo:font-weight="bold" style:font-size-asian="10pt" style:font-style-asian="italic" style:font-weight-asian="bold" style:font-weight-complex="bold"/>
    </style:style>
    <style:style style:name="T22" style:family="text">
      <style:text-properties fo:color="#8c8c8c" style:font-name="JetBrains Mono" fo:font-size="10pt" fo:font-style="italic" fo:font-weight="bold" fo:background-color="#ffff00" loext:char-shading-value="0" style:font-size-asian="10pt" style:font-style-asian="italic" style:font-weight-asian="bold" style:font-weight-complex="bold"/>
    </style:style>
    <style:style style:name="T23" style:family="text">
      <style:text-properties fo:color="#8c8c8c" style:font-name="JetBrains Mono" fo:font-size="10pt" fo:font-style="italic" fo:font-weight="bold" fo:background-color="#ffff00" loext:char-shading-value="0" style:font-size-asian="10pt" style:font-style-asian="italic" style:font-weight-asian="bold" style:font-weight-complex="bold"/>
    </style:style>
    <style:style style:name="T24" style:family="text">
      <style:text-properties fo:color="#8c8c8c" style:font-name="JetBrains Mono" fo:font-size="10pt" fo:font-style="italic" fo:font-weight="bold" fo:background-color="#1c1c1c" loext:char-shading-value="0" style:font-size-asian="10pt" style:font-style-asian="italic" style:font-weight-asian="bold" style:font-weight-complex="bold"/>
    </style:style>
    <style:style style:name="T25" style:family="text">
      <style:text-properties fo:color="#8c8c8c" style:font-name="JetBrains Mono" fo:font-size="10pt" fo:font-style="italic" fo:font-weight="bold" fo:background-color="#ff4000" loext:char-shading-value="0" style:font-size-asian="10pt" style:font-style-asian="italic" style:font-weight-asian="bold" style:font-weight-complex="bold"/>
    </style:style>
    <style:style style:name="T26" style:family="text">
      <style:text-properties fo:color="#8c8c8c" style:font-name="JetBrains Mono" fo:font-size="10pt" fo:font-style="italic" fo:font-weight="bold" fo:background-color="#81d41a" loext:char-shading-value="0" style:font-size-asian="10pt" style:font-style-asian="italic" style:font-weight-asian="bold" style:font-weight-complex="bold"/>
    </style:style>
    <style:style style:name="T2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29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67d17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32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style:font-name="JetBrains Mono" fo:font-size="10pt" fo:font-style="italic" fo:font-weight="normal" style:font-size-asian="10pt" style:font-style-asian="italic" style:font-weight-asian="normal"/>
    </style:style>
    <style:style style:name="T34" style:family="text">
      <style:text-properties style:font-name="JetBrains Mono" fo:font-size="10pt" fo:font-style="italic" fo:font-weight="normal" officeooo:rsid="0008312c" style:font-size-asian="10pt" style:font-style-asian="italic" style:font-weight-asian="normal"/>
    </style:style>
    <style:style style:name="T35" style:family="text">
      <style:text-properties style:font-name="JetBrains Mono" fo:font-size="10pt" fo:font-style="italic" style:font-size-asian="10pt" style:font-style-asian="italic"/>
    </style:style>
    <style:style style:name="T36" style:family="text">
      <style:text-properties style:font-name="JetBrains Mono" fo:font-size="10pt" fo:font-style="italic" officeooo:rsid="0008312c" style:font-size-asian="10pt" style:font-style-asian="italic"/>
    </style:style>
    <style:style style:name="T37" style:family="text">
      <style:text-properties style:font-name="JetBrains Mono" fo:font-size="10pt" fo:font-style="italic" fo:font-weight="bold" style:font-size-asian="10pt" style:font-style-asian="italic" style:font-weight-asian="bold" style:font-weight-complex="bold"/>
    </style:style>
    <style:style style:name="T38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style:font-name="JetBrains Mono" fo:font-size="10pt" fo:font-style="normal" style:font-size-asian="10pt" style:font-style-asian="normal"/>
    </style:style>
    <style:style style:name="T40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officeooo:rsid="000831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 text:c="44"/><text:span text:style-name="T15">Reverified:</text:span><text:span text:style-name="T14"> </text:span><text:span text:style-name="T15">Java Assignment-6</text:span><text:span text:style-name="T14"><text:line-break/></text:span><text:line-break/><text:span text:style-name="T9">1.print 3*4 matrix</text:span><text:span text:style-name="T11"><text:line-break/></text:span><text:span text:style-name="T9">i.Find sum of rows &amp; columns</text:span><text:span text:style-name="T11"><text:line-break/></text:span><text:span text:style-name="T9">ii.Total sum of rows &amp; columns</text:span></text:p>
      <text:p text:style-name="P11"><text:span text:style-name="T9"/></text:p>
      <text:p text:style-name="P11"><text:span text:style-name="T2">import </text:span><text:span text:style-name="T5">java.util.Scanner</text:span><text:span text:style-name="T17">;</text:span><text:line-break/><text:span text:style-name="T1">public class </text:span><text:span text:style-name="T4">ThreeByFourMatrix </text:span><text:span text:style-name="T16">{</text:span><text:line-break/><text:span text:style-name="T16"> <text:s text:c="3"/></text:span><text:span text:style-name="T1">public static void </text:span><text:span text:style-name="T27">main</text:span><text:span text:style-name="T16">(</text:span><text:span text:style-name="T4">String</text:span><text:span text:style-name="T16">[] args) {</text:span><text:line-break/><text:span text:style-name="T16"> <text:s text:c="7"/></text:span><text:span text:style-name="T4">Scanner sc </text:span><text:span text:style-name="T16">= </text:span><text:span text:style-name="T1">new </text:span><text:span text:style-name="T16">Scanner(</text:span><text:span text:style-name="T4">System</text:span><text:span text:style-name="T16">.</text:span><text:span text:style-name="T28">in</text:span><text:span text:style-name="T16">);</text:span><text:line-break/><text:span text:style-name="T16"> <text:s text:c="7"/></text:span><text:span text:style-name="T4">System</text:span><text:span text:style-name="T16">.</text:span><text:span text:style-name="T28">out</text:span><text:span text:style-name="T16">.print(</text:span><text:span text:style-name="T30">" Enter No Of Rows :"</text:span><text:span text:style-name="T16">);</text:span><text:line-break/><text:span text:style-name="T16"> <text:s text:c="7"/></text:span><text:span text:style-name="T1">int </text:span><text:span text:style-name="T4">rows </text:span><text:span text:style-name="T16">= </text:span><text:span text:style-name="T4">sc</text:span><text:span text:style-name="T16">.nextInt();</text:span><text:line-break/><text:span text:style-name="T16"> <text:s text:c="7"/></text:span><text:span text:style-name="T4">System</text:span><text:span text:style-name="T16">.</text:span><text:span text:style-name="T28">out</text:span><text:span text:style-name="T16">.print(</text:span><text:span text:style-name="T30">" Enter No Of Columns :"</text:span><text:span text:style-name="T16">);</text:span><text:line-break/><text:span text:style-name="T16"> <text:s text:c="7"/></text:span><text:span text:style-name="T1">int </text:span><text:span text:style-name="T4">columns </text:span><text:span text:style-name="T16">= </text:span><text:span text:style-name="T4">sc</text:span><text:span text:style-name="T16">.nextInt();</text:span><text:line-break/><text:span text:style-name="T16"> <text:s text:c="7"/></text:span><text:span text:style-name="T1">int</text:span><text:span text:style-name="T16">[][] </text:span><text:span text:style-name="T4">array </text:span><text:span text:style-name="T16">= </text:span><text:span text:style-name="T1">new int</text:span><text:span text:style-name="T16">[</text:span><text:span text:style-name="T4">rows</text:span><text:span text:style-name="T16">][</text:span><text:span text:style-name="T4">columns</text:span><text:span text:style-name="T16">];</text:span><text:line-break/><text:span text:style-name="T16"> <text:s text:c="7"/></text:span><text:span text:style-name="T4">System</text:span><text:span text:style-name="T16">.</text:span><text:span text:style-name="T28">out</text:span><text:span text:style-name="T16">.print(</text:span><text:span text:style-name="T30">" Enter values "</text:span><text:span text:style-name="T16">);</text:span><text:line-break/><text:span text:style-name="T16"> <text:s text:c="7"/></text:span><text:span text:style-name="T1">for </text:span><text:span text:style-name="T16">(</text:span><text:span text:style-name="T1">int </text:span><text:span text:style-name="T4">i </text:span><text:span text:style-name="T16">= </text:span><text:span text:style-name="T32">0</text:span><text:span text:style-name="T16">; </text:span><text:span text:style-name="T4">i </text:span><text:span text:style-name="T16">&lt; </text:span><text:span text:style-name="T4">rows</text:span><text:span text:style-name="T16">; </text:span><text:span text:style-name="T4">i</text:span><text:span text:style-name="T16">++) {</text:span><text:line-break/><text:span text:style-name="T16"> <text:s text:c="11"/></text:span><text:span text:style-name="T1">for </text:span><text:span text:style-name="T16">(</text:span><text:span text:style-name="T1">int </text:span><text:span text:style-name="T4">j </text:span><text:span text:style-name="T16">= </text:span><text:span text:style-name="T32">0</text:span><text:span text:style-name="T16">; </text:span><text:span text:style-name="T4">j </text:span><text:span text:style-name="T16">&lt; </text:span><text:span text:style-name="T4">columns</text:span><text:span text:style-name="T16">; </text:span><text:span text:style-name="T4">j</text:span><text:span text:style-name="T16">++) {</text:span><text:line-break/><text:span text:style-name="T16"> <text:s text:c="15"/></text:span><text:span text:style-name="T4">array</text:span><text:span text:style-name="T16">[</text:span><text:span text:style-name="T4">i</text:span><text:span text:style-name="T16">][</text:span><text:span text:style-name="T4">j</text:span><text:span text:style-name="T16">] = </text:span><text:span text:style-name="T4">sc</text:span><text:span text:style-name="T16">.nextInt();</text:span><text:line-break/><text:span text:style-name="T16"> <text:s text:c="11"/>}</text:span><text:line-break/><text:span text:style-name="T16"> <text:s text:c="7"/>}</text:span><text:line-break/><text:span text:style-name="T16"> <text:s text:c="4"/></text:span><text:line-break/><text:span text:style-name="T20"> <text:s text:c="7"/></text:span><text:span text:style-name="T1">int </text:span><text:span text:style-name="T4">sumRow</text:span><text:span text:style-name="T16">=</text:span><text:span text:style-name="T32">0</text:span><text:span text:style-name="T16">;</text:span><text:line-break/><text:span text:style-name="T16"> <text:s text:c="7"/></text:span><text:span text:style-name="T1">int </text:span><text:span text:style-name="T4">totalSum</text:span><text:span text:style-name="T16">=</text:span><text:span text:style-name="T32">0</text:span><text:span text:style-name="T16">;</text:span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Sum of values Row wise"</text:span><text:span text:style-name="T16">);</text:span><text:line-break/><text:span text:style-name="T16"> <text:s text:c="7"/></text:span><text:span text:style-name="T1">for </text:span><text:span text:style-name="T16">(</text:span><text:span text:style-name="T1">int </text:span><text:span text:style-name="T4">i </text:span><text:span text:style-name="T16">= </text:span><text:span text:style-name="T32">0</text:span><text:span text:style-name="T16">; </text:span><text:span text:style-name="T4">i </text:span><text:span text:style-name="T16">&lt; </text:span><text:span text:style-name="T4">array</text:span><text:span text:style-name="T16">.</text:span><text:span text:style-name="T29">length</text:span><text:span text:style-name="T16">; </text:span><text:span text:style-name="T4">i</text:span><text:span text:style-name="T16">++) {</text:span><text:line-break/><text:span text:style-name="T16"> <text:s text:c="11"/></text:span><text:span text:style-name="T4">sumRow </text:span><text:span text:style-name="T16">= </text:span><text:span text:style-name="T32">0</text:span><text:span text:style-name="T16">;</text:span><text:line-break/><text:span text:style-name="T16"> <text:s text:c="11"/></text:span><text:span text:style-name="T1">for </text:span><text:span text:style-name="T16">(</text:span><text:span text:style-name="T1">int </text:span><text:span text:style-name="T4">j </text:span><text:span text:style-name="T16">= </text:span><text:span text:style-name="T32">0</text:span><text:span text:style-name="T16">; </text:span><text:span text:style-name="T4">j </text:span><text:span text:style-name="T16">&lt; </text:span><text:span text:style-name="T4">array</text:span><text:span text:style-name="T16">.</text:span><text:span text:style-name="T29">length</text:span><text:span text:style-name="T16">; </text:span><text:span text:style-name="T4">j</text:span><text:span text:style-name="T16">++) {</text:span><text:line-break/><text:span text:style-name="T16"> <text:s text:c="15"/></text:span><text:span text:style-name="T4">sumRow </text:span><text:span text:style-name="T16">= </text:span><text:span text:style-name="T4">sumRow </text:span><text:span text:style-name="T16">+ </text:span><text:span text:style-name="T4">array</text:span><text:span text:style-name="T16">[</text:span><text:span text:style-name="T4">i</text:span><text:span text:style-name="T16">][</text:span><text:span text:style-name="T4">j</text:span><text:span text:style-name="T16">];</text:span><text:line-break/><text:span text:style-name="T16"> <text:s text:c="15"/></text:span><text:span text:style-name="T4">totalSum </text:span><text:span text:style-name="T16">+=</text:span><text:span text:style-name="T4">array</text:span><text:span text:style-name="T16">[</text:span><text:span text:style-name="T4">i</text:span><text:span text:style-name="T16">][</text:span><text:span text:style-name="T4">j</text:span><text:span text:style-name="T16">];</text:span><text:line-break/><text:span text:style-name="T16"> <text:s text:c="11"/>}</text:span><text:span text:style-name="T4">System</text:span><text:span text:style-name="T16">.</text:span><text:span text:style-name="T28">out</text:span><text:span text:style-name="T16">.println(</text:span><text:span text:style-name="T30">" Sum of " </text:span><text:span text:style-name="T16">+ (</text:span><text:span text:style-name="T4">i </text:span><text:span text:style-name="T16">+ </text:span><text:span text:style-name="T32">1</text:span><text:span text:style-name="T16">) + </text:span><text:span text:style-name="T30">" row :" </text:span><text:span text:style-name="T16">+ </text:span><text:span text:style-name="T4">sumRow</text:span><text:span text:style-name="T16">);</text:span><text:line-break/><text:span text:style-name="T16"> <text:s text:c="7"/>}</text:span><text:line-break/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Sum of values Column wise "</text:span><text:span text:style-name="T16">);</text:span><text:line-break/><text:span text:style-name="T16"> <text:s text:c="7"/></text:span><text:span text:style-name="T1">for </text:span><text:span text:style-name="T16">(</text:span><text:span text:style-name="T1">int </text:span><text:span text:style-name="T4">i </text:span><text:span text:style-name="T16">= </text:span><text:span text:style-name="T32">0</text:span><text:span text:style-name="T16">; </text:span><text:span text:style-name="T4">i </text:span><text:span text:style-name="T16">&lt; </text:span><text:span text:style-name="T4">array</text:span><text:span text:style-name="T16">.</text:span><text:span text:style-name="T29">length</text:span><text:span text:style-name="T16">; </text:span><text:span text:style-name="T4">i</text:span><text:span text:style-name="T16">++) {</text:span><text:line-break/><text:span text:style-name="T16"> <text:s text:c="11"/></text:span><text:span text:style-name="T1">int </text:span><text:span text:style-name="T4">sumCol </text:span><text:span text:style-name="T16">= </text:span><text:span text:style-name="T32">0</text:span><text:span text:style-name="T16">;</text:span><text:line-break/><text:span text:style-name="T16"> <text:s text:c="11"/></text:span><text:span text:style-name="T1">for </text:span><text:span text:style-name="T16">(</text:span><text:span text:style-name="T1">int </text:span><text:span text:style-name="T4">j </text:span><text:span text:style-name="T16">= </text:span><text:span text:style-name="T32">0</text:span><text:span text:style-name="T16">; </text:span><text:span text:style-name="T4">j </text:span><text:span text:style-name="T16">&lt; </text:span><text:span text:style-name="T4">array</text:span><text:span text:style-name="T16">.</text:span><text:span text:style-name="T29">length</text:span><text:span text:style-name="T16">; </text:span><text:span text:style-name="T4">j</text:span><text:span text:style-name="T16">++) {</text:span><text:line-break/><text:span text:style-name="T16"> <text:s text:c="15"/></text:span><text:span text:style-name="T4">sumCol </text:span><text:span text:style-name="T16">= </text:span><text:span text:style-name="T4">sumCol </text:span><text:span text:style-name="T16">+ </text:span><text:span text:style-name="T4">array</text:span><text:span text:style-name="T16">[</text:span><text:span text:style-name="T4">j</text:span><text:span text:style-name="T16">][</text:span><text:span text:style-name="T4">i</text:span><text:span text:style-name="T16">];</text:span><text:line-break/><text:span text:style-name="T16"> <text:s text:c="15"/></text:span><text:span text:style-name="T4">totalSum </text:span><text:span text:style-name="T16">+=</text:span><text:span text:style-name="T4">array</text:span><text:span text:style-name="T16">[</text:span><text:span text:style-name="T4">i</text:span><text:span text:style-name="T16">][</text:span><text:span text:style-name="T4">j</text:span><text:span text:style-name="T16">];</text:span><text:line-break/><text:span text:style-name="T16"> <text:s text:c="11"/>}</text:span><text:line-break/><text:span text:style-name="T16"> <text:s text:c="11"/></text:span><text:span text:style-name="T4">System</text:span><text:span text:style-name="T16">.</text:span><text:span text:style-name="T28">out</text:span><text:span text:style-name="T16">.println(</text:span><text:span text:style-name="T30">" Sum of " </text:span><text:span text:style-name="T16">+ (</text:span><text:span text:style-name="T4">i </text:span><text:span text:style-name="T16">+ </text:span><text:span text:style-name="T32">1</text:span><text:span text:style-name="T16">) + </text:span><text:span text:style-name="T30">" Column :" </text:span><text:span text:style-name="T16">+ </text:span><text:span text:style-name="T4">sumCol</text:span><text:span text:style-name="T16">);</text:span><text:line-break/><text:span text:style-name="T16"> <text:s text:c="7"/>}</text:span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total sum rows &amp; columns = "</text:span><text:span text:style-name="T16">+</text:span><text:span text:style-name="T4">totalSum</text:span><text:span text:style-name="T16">);</text:span><text:line-break/><text:span text:style-name="T16"> <text:s text:c="3"/>}</text:span><text:line-break/><text:span text:style-name="T16">}</text:span><text:line-break/><text:span text:style-name="T12">Output:</text:span></text:p>
      <text:p text:style-name="P4"><text:span text:style-name="T33">Enter No Of Rows :3</text:span><text:line-break/><text:span text:style-name="T33"> Enter No Of Columns :4</text:span><text:line-break/><text:span text:style-name="T33"> Enter values 10</text:span><text:line-break/><text:span text:style-name="T33">20</text:span><text:line-break/><text:span text:style-name="T33">30</text:span><text:line-break/><text:span text:style-name="T33">40</text:span><text:line-break/><text:span text:style-name="T33">50</text:span><text:line-break/><text:span text:style-name="T33">60</text:span><text:line-break/><text:span text:style-name="T33">70</text:span><text:line-break/><text:span text:style-name="T33">80</text:span><text:line-break/><text:span text:style-name="T33">90</text:span><text:line-break/><text:span text:style-name="T33">10</text:span><text:line-break/><text:span text:style-name="T33">20</text:span><text:line-break/><text:span text:style-name="T33">30</text:span><text:line-break/><text:span text:style-name="T33">Sum of values Row wise</text:span><text:line-break/><text:soft-page-break/><text:span text:style-name="T33"> Sum of 1 row :60</text:span><text:line-break/><text:span text:style-name="T33"> Sum of 2 row :180</text:span><text:line-break/><text:span text:style-name="T33"> Sum of 3 row :120</text:span><text:line-break/><text:span text:style-name="T33">Sum of values Column wise</text:span><text:line-break/><text:span text:style-name="T33"> Sum of 1 Column :150</text:span><text:line-break/><text:span text:style-name="T33"> Sum of 2 Column :90</text:span><text:line-break/><text:span text:style-name="T33"> Sum of 3 Column :120</text:span><text:line-break/><text:span text:style-name="T33">total sum rows &amp; columns = 720</text:span></text:p>
      <text:p text:style-name="P4"><text:span text:style-name="T33"/></text:p>
      <text:p text:style-name="P4"><text:span text:style-name="T33"/></text:p>
      <text:p text:style-name="P11"><text:span text:style-name="T9">2.Print 3*3 matrix of right diagonal values.</text:span><text:line-break/><text:span text:style-name="T1">import </text:span><text:span text:style-name="T4">java.util.Scanner</text:span><text:span text:style-name="T16">;</text:span><text:line-break/><text:line-break/><text:span text:style-name="T1">public class </text:span><text:span text:style-name="T4">RightDiagonal </text:span><text:span text:style-name="T16">{</text:span><text:line-break/><text:span text:style-name="T16"> <text:s text:c="3"/></text:span><text:span text:style-name="T1">public static void </text:span><text:span text:style-name="T27">main</text:span><text:span text:style-name="T16">(</text:span><text:span text:style-name="T4">String</text:span><text:span text:style-name="T16">[] args) {</text:span><text:line-break/><text:span text:style-name="T16"> <text:s text:c="7"/></text:span><text:span text:style-name="T4">Scanner sc </text:span><text:span text:style-name="T16">= </text:span><text:span text:style-name="T1">new </text:span><text:span text:style-name="T16">Scanner(</text:span><text:span text:style-name="T4">System</text:span><text:span text:style-name="T16">.</text:span><text:span text:style-name="T28">in</text:span><text:span text:style-name="T16">);</text:span><text:line-break/><text:span text:style-name="T16"> <text:s text:c="7"/></text:span><text:span text:style-name="T4">System</text:span><text:span text:style-name="T16">.</text:span><text:span text:style-name="T28">out</text:span><text:span text:style-name="T16">.print(</text:span><text:span text:style-name="T30">" Enter No Of Rows :"</text:span><text:span text:style-name="T16">);</text:span><text:line-break/><text:span text:style-name="T16"> <text:s text:c="7"/></text:span><text:span text:style-name="T1">int </text:span><text:span text:style-name="T4">rows </text:span><text:span text:style-name="T16">= </text:span><text:span text:style-name="T4">sc</text:span><text:span text:style-name="T16">.nextInt();</text:span><text:line-break/><text:span text:style-name="T16"> <text:s text:c="7"/></text:span><text:span text:style-name="T4">System</text:span><text:span text:style-name="T16">.</text:span><text:span text:style-name="T28">out</text:span><text:span text:style-name="T16">.print(</text:span><text:span text:style-name="T30">" Enter No Of Columns :"</text:span><text:span text:style-name="T16">);</text:span><text:line-break/><text:span text:style-name="T16"> <text:s text:c="7"/></text:span><text:span text:style-name="T1">int </text:span><text:span text:style-name="T4">columns </text:span><text:span text:style-name="T16">= </text:span><text:span text:style-name="T4">sc</text:span><text:span text:style-name="T16">.nextInt();</text:span><text:line-break/><text:span text:style-name="T16"> <text:s text:c="7"/></text:span><text:span text:style-name="T1">int</text:span><text:span text:style-name="T16">[][] </text:span><text:span text:style-name="T4">array </text:span><text:span text:style-name="T16">= </text:span><text:span text:style-name="T1">new int</text:span><text:span text:style-name="T16">[</text:span><text:span text:style-name="T4">rows</text:span><text:span text:style-name="T16">][</text:span><text:span text:style-name="T4">columns</text:span><text:span text:style-name="T16">];</text:span><text:line-break/><text:span text:style-name="T16"> <text:s text:c="7"/></text:span><text:span text:style-name="T4">System</text:span><text:span text:style-name="T16">.</text:span><text:span text:style-name="T28">out</text:span><text:span text:style-name="T16">.print(</text:span><text:span text:style-name="T30">" Enter values "</text:span><text:span text:style-name="T16">);</text:span><text:line-break/><text:span text:style-name="T16"> <text:s text:c="7"/></text:span><text:span text:style-name="T1">for </text:span><text:span text:style-name="T16">(</text:span><text:span text:style-name="T1">int </text:span><text:span text:style-name="T4">i </text:span><text:span text:style-name="T16">= </text:span><text:span text:style-name="T32">0</text:span><text:span text:style-name="T16">; </text:span><text:span text:style-name="T4">i </text:span><text:span text:style-name="T16">&lt; </text:span><text:span text:style-name="T4">rows</text:span><text:span text:style-name="T16">; </text:span><text:span text:style-name="T4">i</text:span><text:span text:style-name="T16">++) {</text:span><text:line-break/><text:span text:style-name="T16"> <text:s text:c="11"/></text:span><text:span text:style-name="T1">for </text:span><text:span text:style-name="T16">(</text:span><text:span text:style-name="T1">int </text:span><text:span text:style-name="T4">j </text:span><text:span text:style-name="T16">= </text:span><text:span text:style-name="T32">0</text:span><text:span text:style-name="T16">; </text:span><text:span text:style-name="T4">j </text:span><text:span text:style-name="T16">&lt; </text:span><text:span text:style-name="T4">columns</text:span><text:span text:style-name="T16">; </text:span><text:span text:style-name="T4">j</text:span><text:span text:style-name="T16">++) {</text:span><text:line-break/><text:span text:style-name="T16"> <text:s text:c="15"/></text:span><text:span text:style-name="T4">array</text:span><text:span text:style-name="T16">[</text:span><text:span text:style-name="T4">i</text:span><text:span text:style-name="T16">][</text:span><text:span text:style-name="T4">j</text:span><text:span text:style-name="T16">] = </text:span><text:span text:style-name="T4">sc</text:span><text:span text:style-name="T16">.nextInt();</text:span><text:line-break/><text:span text:style-name="T16"> <text:s text:c="11"/>}</text:span><text:line-break/><text:span text:style-name="T16"> <text:s text:c="7"/>}</text:span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 The Result matrix is : "</text:span><text:span text:style-name="T16">);</text:span><text:line-break/><text:span text:style-name="T16"> <text:s text:c="7"/></text:span><text:span text:style-name="T1">for </text:span><text:span text:style-name="T16">(</text:span><text:span text:style-name="T1">int </text:span><text:span text:style-name="T4">i </text:span><text:span text:style-name="T16">= </text:span><text:span text:style-name="T32">0</text:span><text:span text:style-name="T16">; </text:span><text:span text:style-name="T4">i </text:span><text:span text:style-name="T16">&lt; </text:span><text:span text:style-name="T4">rows</text:span><text:span text:style-name="T16">; </text:span><text:span text:style-name="T4">i</text:span><text:span text:style-name="T16">++) {</text:span><text:line-break/><text:span text:style-name="T16"> <text:s text:c="11"/></text:span><text:span text:style-name="T1">for </text:span><text:span text:style-name="T16">(</text:span><text:span text:style-name="T1">int </text:span><text:span text:style-name="T4">j </text:span><text:span text:style-name="T16">= </text:span><text:span text:style-name="T32">0</text:span><text:span text:style-name="T16">; </text:span><text:span text:style-name="T4">j </text:span><text:span text:style-name="T16">&lt; </text:span><text:span text:style-name="T4">columns</text:span><text:span text:style-name="T16">; </text:span><text:span text:style-name="T4">j</text:span><text:span text:style-name="T16">++) {</text:span><text:line-break/><text:span text:style-name="T16"> <text:s text:c="15"/></text:span><text:span text:style-name="T4">System</text:span><text:span text:style-name="T16">.</text:span><text:span text:style-name="T28">out</text:span><text:span text:style-name="T16">.print(</text:span><text:span text:style-name="T4">array</text:span><text:span text:style-name="T16">[</text:span><text:span text:style-name="T4">i</text:span><text:span text:style-name="T16">][</text:span><text:span text:style-name="T4">j</text:span><text:span text:style-name="T16">] + </text:span><text:span text:style-name="T30">" "</text:span><text:span text:style-name="T16">);</text:span><text:line-break/><text:span text:style-name="T16"> <text:s text:c="11"/>}</text:span><text:line-break/><text:span text:style-name="T16"> <text:s text:c="11"/></text:span><text:span text:style-name="T4">System</text:span><text:span text:style-name="T16">.</text:span><text:span text:style-name="T28">out</text:span><text:span text:style-name="T16">.println();</text:span><text:line-break/><text:span text:style-name="T16"> <text:s text:c="7"/>}</text:span><text:line-break/><text:span text:style-name="T16"> <text:s text:c="7"/></text:span><text:span text:style-name="T1">for</text:span><text:span text:style-name="T16">(</text:span><text:span text:style-name="T1">int </text:span><text:span text:style-name="T4">i</text:span><text:span text:style-name="T16">=</text:span><text:span text:style-name="T32">0</text:span><text:span text:style-name="T16">;</text:span><text:span text:style-name="T4">i</text:span><text:span text:style-name="T16">&lt; </text:span><text:span text:style-name="T4">array</text:span><text:span text:style-name="T16">.</text:span><text:span text:style-name="T29">length</text:span><text:span text:style-name="T16">;</text:span><text:span text:style-name="T4">i</text:span><text:span text:style-name="T16">++){</text:span><text:line-break/><text:span text:style-name="T16"> <text:s text:c="11"/></text:span><text:span text:style-name="T1">for</text:span><text:span text:style-name="T16">(</text:span><text:span text:style-name="T1">int </text:span><text:span text:style-name="T4">j</text:span><text:span text:style-name="T16">=</text:span><text:span text:style-name="T32">0</text:span><text:span text:style-name="T16">;</text:span><text:span text:style-name="T4">j</text:span><text:span text:style-name="T16">&lt; </text:span><text:span text:style-name="T4">array</text:span><text:span text:style-name="T16">.</text:span><text:span text:style-name="T29">length</text:span><text:span text:style-name="T16">;</text:span><text:span text:style-name="T4">j</text:span><text:span text:style-name="T16">++){</text:span><text:line-break/><text:span text:style-name="T16"> <text:s text:c="15"/></text:span><text:span text:style-name="T1">if</text:span><text:span text:style-name="T16">(</text:span><text:span text:style-name="T4">i</text:span><text:span text:style-name="T16">==</text:span><text:span text:style-name="T4">j</text:span><text:span text:style-name="T16">){</text:span><text:line-break/><text:line-break/><text:span text:style-name="T16"> <text:s text:c="19"/></text:span><text:span text:style-name="T4">System</text:span><text:span text:style-name="T16">.</text:span><text:span text:style-name="T28">out</text:span><text:span text:style-name="T16">.println(</text:span><text:span text:style-name="T30">"The right diagonal values are: "</text:span><text:span text:style-name="T16">+</text:span><text:span text:style-name="T4">array</text:span><text:span text:style-name="T16">[</text:span><text:span text:style-name="T4">i</text:span><text:span text:style-name="T16">][</text:span><text:span text:style-name="T4">j</text:span><text:span text:style-name="T16">]);</text:span><text:line-break/><text:span text:style-name="T16"> <text:s text:c="15"/>}</text:span><text:line-break/><text:span text:style-name="T16"> <text:s text:c="11"/>}</text:span><text:line-break/><text:span text:style-name="T16"> <text:s text:c="7"/>}</text:span><text:line-break/><text:span text:style-name="T16"> <text:s/>}</text:span><text:line-break/><text:span text:style-name="T16">}</text:span><text:line-break/><text:span text:style-name="T12">Output:</text:span></text:p>
      <text:p text:style-name="P4"><text:span text:style-name="T33">Enter No Of Rows :3</text:span><text:line-break/><text:span text:style-name="T33"> <text:s text:c="4"/>Enter No Of Columns :3</text:span><text:line-break/><text:span text:style-name="T33"> <text:s text:c="4"/>Enter values 11</text:span><text:line-break/><text:span text:style-name="T33"> <text:s text:c="4"/>13</text:span><text:line-break/><text:span text:style-name="T33"> <text:s text:c="4"/>14</text:span><text:line-break/><text:span text:style-name="T33"> <text:s text:c="4"/>10</text:span><text:line-break/><text:span text:style-name="T33"> <text:s text:c="4"/>20</text:span><text:line-break/><text:span text:style-name="T33"> <text:s text:c="4"/>30</text:span><text:line-break/><text:span text:style-name="T33"> <text:s text:c="4"/>45</text:span><text:line-break/><text:span text:style-name="T33"> <text:s text:c="4"/>30</text:span><text:line-break/><text:span text:style-name="T33"> <text:s text:c="4"/>32</text:span><text:line-break/><text:span text:style-name="T33"> <text:s text:c="4"/>The Result matrix is :</text:span><text:line-break/><text:span text:style-name="T33"> <text:s text:c="4"/>11 13 14</text:span><text:line-break/><text:span text:style-name="T33"> <text:s text:c="4"/>10 20 30</text:span><text:line-break/><text:span text:style-name="T33"> <text:s text:c="4"/>45 30 32</text:span><text:line-break/><text:span text:style-name="T33"> <text:s text:c="4"/>The right diagonal values are: 11</text:span><text:line-break/><text:soft-page-break/><text:span text:style-name="T33"> <text:s text:c="4"/>The right diagonal values are: 20</text:span><text:line-break/><text:span text:style-name="T33"> <text:s text:c="4"/>The right diagonal values are: 32</text:span></text:p>
      <text:p text:style-name="P5"><text:span text:style-name="T33"/></text:p>
      <text:p text:style-name="P11"><text:span text:style-name="T9">4.Take any String e.g:Hello World Java</text:span><text:span text:style-name="T11"><text:line-break/></text:span><text:span text:style-name="T9">i.spilt with space</text:span><text:span text:style-name="T11"><text:line-break/></text:span><text:span text:style-name="T9">ii.Reverse the string by word in uppercase</text:span></text:p>
      <text:p text:style-name="P11"><text:span text:style-name="T9"/></text:p>
      <text:p text:style-name="P11"><text:span text:style-name="T9"/></text:p>
      <text:p text:style-name="P11"><text:span text:style-name="T10">(Reverified)</text:span><text:line-break/><text:span text:style-name="T1">public class </text:span><text:span text:style-name="T4">StringSpiltBySpace </text:span><text:span text:style-name="T16">{</text:span><text:line-break/><text:span text:style-name="T16"> <text:s text:c="3"/></text:span><text:span text:style-name="T1">public static void </text:span><text:span text:style-name="T27">main</text:span><text:span text:style-name="T16">(</text:span><text:span text:style-name="T4">String</text:span><text:span text:style-name="T16">[] args) {</text:span><text:line-break/><text:span text:style-name="T16"> <text:s text:c="7"/></text:span><text:span text:style-name="T4">String str</text:span><text:span text:style-name="T16">=</text:span><text:span text:style-name="T30">"Hello World Java"</text:span><text:span text:style-name="T16">;</text:span><text:line-break/><text:span text:style-name="T16"> <text:s text:c="7"/></text:span><text:span text:style-name="T4">String reverseString</text:span><text:span text:style-name="T16">=</text:span><text:span text:style-name="T30">""</text:span><text:span text:style-name="T16">;</text:span><text:line-break/><text:span text:style-name="T16"> <text:s text:c="7"/></text:span><text:span text:style-name="T4">String</text:span><text:span text:style-name="T16">[] </text:span><text:span text:style-name="T4">spiltString</text:span><text:span text:style-name="T16">=</text:span><text:span text:style-name="T4">str</text:span><text:span text:style-name="T16">.split(</text:span><text:span text:style-name="T30">"</text:span><text:span text:style-name="T31"> </text:span><text:span text:style-name="T30">"</text:span><text:span text:style-name="T16">);</text:span><text:line-break/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String before spilting: "</text:span><text:span text:style-name="T16">+</text:span><text:span text:style-name="T4">str</text:span><text:span text:style-name="T16">);</text:span><text:line-break/><text:line-break/><text:span text:style-name="T16"> <text:s text:c="7"/></text:span><text:span text:style-name="T1">for</text:span><text:span text:style-name="T16">(</text:span><text:span text:style-name="T4">String st</text:span><text:span text:style-name="T16">:</text:span><text:span text:style-name="T4">spiltString</text:span><text:span text:style-name="T16">){</text:span><text:line-break/><text:span text:style-name="T16"> <text:s text:c="11"/></text:span><text:span text:style-name="T4">System</text:span><text:span text:style-name="T16">.</text:span><text:span text:style-name="T28">out</text:span><text:span text:style-name="T16">.println(</text:span><text:span text:style-name="T30">" After spilting the String basis on space: "</text:span><text:span text:style-name="T16">+</text:span><text:span text:style-name="T4">st</text:span><text:span text:style-name="T16">);</text:span><text:line-break/><text:span text:style-name="T16"> <text:s text:c="7"/>}</text:span><text:line-break/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Reversing the each word in a string"</text:span><text:span text:style-name="T16">);</text:span><text:line-break/></text:p>
      <text:p text:style-name="P10"><text:line-break/><text:span text:style-name="T16"> <text:s text:c="7"/></text:span><text:span text:style-name="T1">for</text:span><text:span text:style-name="T16">(</text:span><text:span text:style-name="T1">int </text:span><text:span text:style-name="T4">i</text:span><text:span text:style-name="T16">=</text:span><text:span text:style-name="T32">0</text:span><text:span text:style-name="T16">; </text:span><text:span text:style-name="T4">i</text:span><text:span text:style-name="T16">&lt;</text:span><text:span text:style-name="T4">spiltString</text:span><text:span text:style-name="T16">.</text:span><text:span text:style-name="T29">length</text:span><text:span text:style-name="T16">;</text:span><text:span text:style-name="T4">i</text:span><text:span text:style-name="T16">++){</text:span><text:line-break/><text:span text:style-name="T16"> <text:s text:c="11"/></text:span><text:span text:style-name="T4">String word</text:span><text:span text:style-name="T16">=</text:span><text:span text:style-name="T4">spiltString</text:span><text:span text:style-name="T16">[</text:span><text:span text:style-name="T4">i</text:span><text:span text:style-name="T16">];</text:span><text:line-break/><text:span text:style-name="T16"> <text:s text:c="11"/></text:span><text:span text:style-name="T4">String revWord</text:span><text:span text:style-name="T16">=</text:span><text:span text:style-name="T30">""</text:span><text:span text:style-name="T16">;</text:span><text:line-break/><text:span text:style-name="T16"> <text:s text:c="11"/></text:span><text:span text:style-name="T1">for</text:span><text:span text:style-name="T16">(</text:span><text:span text:style-name="T1">int </text:span><text:span text:style-name="T4">j</text:span><text:span text:style-name="T16">=</text:span><text:span text:style-name="T4">word</text:span><text:span text:style-name="T16">.length()-</text:span><text:span text:style-name="T32">1</text:span><text:span text:style-name="T16">;</text:span><text:span text:style-name="T4">j</text:span><text:span text:style-name="T16">&gt;=</text:span><text:span text:style-name="T32">0</text:span><text:span text:style-name="T16">;</text:span><text:span text:style-name="T4">j</text:span><text:span text:style-name="T16">--) {</text:span><text:line-break/><text:span text:style-name="T16"> <text:s text:c="15"/></text:span><text:span text:style-name="T4">revWord </text:span><text:span text:style-name="T16">= </text:span><text:span text:style-name="T4">revWord </text:span><text:span text:style-name="T16">+ </text:span><text:span text:style-name="T4">word</text:span><text:span text:style-name="T16">.charAt(</text:span><text:span text:style-name="T4">j</text:span><text:span text:style-name="T16">);</text:span><text:line-break/><text:span text:style-name="T16"> <text:s text:c="11"/>}</text:span><text:line-break/><text:span text:style-name="T16"> <text:s text:c="11"/></text:span><text:span text:style-name="T4">reverseString</text:span><text:span text:style-name="T16">=</text:span><text:span text:style-name="T4">reverseString</text:span><text:span text:style-name="T16">+</text:span><text:span text:style-name="T4">revWord</text:span><text:span text:style-name="T16">+</text:span><text:span text:style-name="T30">" "</text:span><text:span text:style-name="T16">;</text:span><text:line-break/><text:span text:style-name="T16"> <text:s text:c="7"/>}</text:span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4">reverseString</text:span><text:span text:style-name="T16">.toUpperCase());</text:span><text:line-break/><text:span text:style-name="T16"> <text:s text:c="3"/>}</text:span><text:line-break/><text:span text:style-name="T16">}</text:span></text:p>
      <text:p text:style-name="P11"><text:span text:style-name="T7">Output:</text:span></text:p>
      <text:p text:style-name="Standard">String before spilting: Hello World Java</text:p>
      <text:p text:style-name="Standard"><text:s/>After spilting the String basis on space: Hello</text:p>
      <text:p text:style-name="Standard"><text:s/>After spilting the String basis on space: World</text:p>
      <text:p text:style-name="Standard"><text:s/>After spilting the String basis on space: Java</text:p>
      <text:p text:style-name="P2">Reversing the each word in a string</text:p>
      <text:p text:style-name="Standard">OLLEH DLROW AVAJ </text:p>
      <text:p text:style-name="Standard"/>
      <text:p text:style-name="P11"><text:span text:style-name="T9">5.Take any string,Get the count of string without considering spaces,comma,Dot</text:span></text:p>
      <text:p text:style-name="P11"><text:span text:style-name="T9"/></text:p>
      <text:p text:style-name="P11"><text:span text:style-name="T10">(Reverified)</text:span><text:line-break/><text:span text:style-name="T1">public class </text:span><text:span text:style-name="T4">StringCountWithoutSpace </text:span><text:span text:style-name="T16">{</text:span><text:line-break/><text:span text:style-name="T16"> <text:s text:c="3"/></text:span><text:span text:style-name="T1">public static void </text:span><text:span text:style-name="T27">main</text:span><text:span text:style-name="T16">(</text:span><text:span text:style-name="T4">String</text:span><text:span text:style-name="T16">[] args) {</text:span><text:line-break/><text:span text:style-name="T16"> <text:s text:c="7"/></text:span><text:span text:style-name="T4">String str</text:span><text:span text:style-name="T16">=</text:span><text:span text:style-name="T30">"Hello World. Java"</text:span><text:span text:style-name="T16">;</text:span><text:line-break/><text:span text:style-name="T16"> <text:s text:c="7"/></text:span><text:span text:style-name="T1">int </text:span><text:span text:style-name="T4">count </text:span><text:span text:style-name="T16">= </text:span><text:span text:style-name="T32">0</text:span><text:span text:style-name="T16">;</text:span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Original string: "</text:span><text:span text:style-name="T16">+</text:span><text:span text:style-name="T4">str</text:span><text:span text:style-name="T16">.length());</text:span><text:line-break/><text:span text:style-name="T16"> <text:s text:c="7"/></text:span><text:span text:style-name="T20">//Counts each character without space,comma,Dot</text:span><text:line-break/><text:span text:style-name="T20"> <text:s text:c="7"/></text:span><text:span text:style-name="T1">for</text:span><text:span text:style-name="T16">(</text:span><text:span text:style-name="T1">int </text:span><text:span text:style-name="T4">i </text:span><text:span text:style-name="T16">= </text:span><text:span text:style-name="T32">0</text:span><text:span text:style-name="T16">; </text:span><text:span text:style-name="T4">i </text:span><text:span text:style-name="T16">&lt; </text:span><text:span text:style-name="T4">str</text:span><text:span text:style-name="T16">.length(); </text:span><text:span text:style-name="T4">i</text:span><text:span text:style-name="T16">++) {</text:span><text:line-break/><text:span text:style-name="T16"> <text:s text:c="11"/></text:span><text:span text:style-name="T1">if</text:span><text:span text:style-name="T16">(</text:span><text:span text:style-name="T4">str</text:span><text:span text:style-name="T16">.charAt(</text:span><text:span text:style-name="T4">i</text:span><text:span text:style-name="T16">) != </text:span><text:span text:style-name="T30">' '</text:span><text:span text:style-name="T16">&amp;&amp; </text:span><text:span text:style-name="T4">str</text:span><text:span text:style-name="T16">.charAt(</text:span><text:span text:style-name="T4">i</text:span><text:span text:style-name="T16">) !=</text:span><text:span text:style-name="T30">'.'</text:span><text:span text:style-name="T16">&amp;&amp; </text:span><text:span text:style-name="T4">str</text:span><text:span text:style-name="T16">.charAt(</text:span><text:span text:style-name="T4">i</text:span><text:span text:style-name="T16">) !=</text:span><text:span text:style-name="T30">','</text:span><text:span text:style-name="T16">)</text:span><text:line-break/><text:span text:style-name="T16"> <text:s text:c="15"/></text:span><text:span text:style-name="T4">count</text:span><text:span text:style-name="T16">++;</text:span><text:line-break/><text:span text:style-name="T16"> <text:s text:c="7"/>}</text:span><text:line-break/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Total number of characters in a string: " </text:span><text:span text:style-name="T16">+ </text:span><text:span text:style-name="T4">count</text:span><text:span text:style-name="T16">);</text:span><text:line-break/><text:line-break/><text:soft-page-break/><text:span text:style-name="T16"> <text:s text:c="3"/>}</text:span><text:line-break/><text:span text:style-name="T16">}</text:span></text:p>
      <text:p text:style-name="P11"><text:span text:style-name="T7">Output:</text:span></text:p>
      <text:p text:style-name="Standard">Original string: 17</text:p>
      <text:p text:style-name="Standard">Total number of characters in a string: 14</text:p>
      <text:p text:style-name="Standard"/>
      <text:p text:style-name="P7"><text:span text:style-name="T35">6.</text:span><text:span text:style-name="T36">Demonstrate Final-class,Method,variable</text:span></text:p>
      <text:p text:style-name="P11"><text:line-break/><text:span text:style-name="T1">final class </text:span><text:span text:style-name="T4">FinalClass </text:span><text:span text:style-name="T16">{</text:span><text:line-break/><text:span text:style-name="T16"> <text:s text:c="3"/></text:span><text:span text:style-name="T1">public void </text:span><text:span text:style-name="T27">display</text:span><text:span text:style-name="T16">(){</text:span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The is a method of final class"</text:span><text:span text:style-name="T16">);</text:span><text:line-break/><text:span text:style-name="T16"> <text:s text:c="3"/>}</text:span><text:line-break/><text:span text:style-name="T16">}</text:span></text:p>
      <text:p text:style-name="P11"><text:span text:style-name="T16"/></text:p>
      <text:p text:style-name="P9"><text:span text:style-name="T19">output:</text:span></text:p>
      <text:p text:style-name="P11"><text:span text:style-name="T8">/home/thrymrthrymr123/Documents/practice_projects/JavaAssinment-6/src/packageJavaConcept/ExtensionOfFinalClass.java:3:44</text:span><text:span text:style-name="T4"><text:line-break/></text:span><text:span text:style-name="T8"> <text:s text:c="7"/>java: cannot inherit from final packageJavaConcept.FinalClass</text:span></text:p>
      <text:p text:style-name="P11"><text:span text:style-name="T16"/></text:p>
      <text:p text:style-name="P11"><text:span text:style-name="T16"/></text:p>
      <text:list xml:id="list3753308116" text:style-name="L2">
        <text:list-item>
          <text:p text:style-name="P13"><text:span text:style-name="T41">T</text:span><text:span text:style-name="T8">he class FinalClass is extended to subclass of "ExtensionOfFinalClass", but it displays the below output</text:span></text:p>
        </text:list-item>
      </text:list>
      <text:list xml:id="list3928025386" text:style-name="L3">
        <text:list-item>
          <text:p text:style-name="P14"><text:span text:style-name="T26">final class can't be extended to subclasses</text:span></text:p>
        </text:list-item>
      </text:list>
      <text:p text:style-name="P12"/>
      <text:p text:style-name="P11"><text:span text:style-name="T1">public class </text:span><text:span text:style-name="T4">ExtensionOfFinalClass </text:span><text:span text:style-name="T1">extends </text:span><text:span text:style-name="T4">FinalClass</text:span><text:span text:style-name="T16">{</text:span><text:line-break/><text:span text:style-name="T16"> <text:s text:c="3"/></text:span><text:span text:style-name="T40">@Override</text:span><text:line-break/><text:span text:style-name="T40"> <text:s text:c="3"/></text:span><text:span text:style-name="T1">public void </text:span><text:span text:style-name="T27">display</text:span><text:span text:style-name="T16">() {</text:span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This is a method of extension of finalclass"</text:span><text:span text:style-name="T16">);</text:span><text:line-break/><text:span text:style-name="T16"> <text:s text:c="3"/>}</text:span><text:line-break/><text:line-break/><text:span text:style-name="T16"> <text:s text:c="3"/></text:span><text:span text:style-name="T1">public static void </text:span><text:span text:style-name="T27">main</text:span><text:span text:style-name="T16">(</text:span><text:span text:style-name="T4">String</text:span><text:span text:style-name="T16">[] args) {</text:span><text:line-break/><text:span text:style-name="T16"> <text:s text:c="7"/></text:span><text:span text:style-name="T4">ExtensionOfFinalClass fn</text:span><text:span text:style-name="T16">=</text:span><text:span text:style-name="T1">new </text:span><text:span text:style-name="T16">ExtensionOfFinalClass();</text:span><text:line-break/><text:span text:style-name="T16"> <text:s text:c="7"/></text:span><text:span text:style-name="T4">fn</text:span><text:span text:style-name="T16">.display();</text:span><text:line-break/><text:span text:style-name="T16"> <text:s text:c="3"/>}</text:span><text:line-break/><text:span text:style-name="T16">}</text:span><text:line-break/></text:p>
      <text:p text:style-name="P11"><text:span text:style-name="T9">final method:</text:span></text:p>
      <text:p text:style-name="P11"><text:line-break/><text:span text:style-name="T1">public class </text:span><text:span text:style-name="T4">FinalMethod </text:span><text:span text:style-name="T16">{</text:span><text:line-break/><text:span text:style-name="T16"> <text:s text:c="3"/></text:span><text:span text:style-name="T1">public final void </text:span><text:span text:style-name="T27">display</text:span><text:span text:style-name="T16">(){</text:span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This is a final method of parent class"</text:span><text:span text:style-name="T16">);</text:span><text:line-break/><text:span text:style-name="T16"> <text:s text:c="3"/>}</text:span><text:line-break/><text:span text:style-name="T16">}</text:span></text:p>
      <text:p text:style-name="P11"><text:span text:style-name="T16"/></text:p>
      <text:p text:style-name="P15"><text:span text:style-name="T18">1). </text:span><text:span text:style-name="T41">T</text:span><text:span text:style-name="T8">he final method can't be overridden in it's extended class</text:span><text:span text:style-name="T3"><text:line-break/></text:span><text:span text:style-name="T13">2). T</text:span><text:span text:style-name="T8">he class FinalMethod is extended to the class ApplicatingFinalMethod,it shows the below output</text:span><text:line-break/><text:line-break/><text:span text:style-name="T9">output:</text:span><text:line-break/><text:span text:style-name="T8">/home/thrymrthrymr123/Documents/practice_projects/JavaAssinment-6/src/packageJavaConcept/ApplicatingFinalMethod.java:4:23</text:span><text:span text:style-name="T3"><text:line-break/></text:span><text:span text:style-name="T8"> <text:s text:c="7"/>java: display() in packageJavaConcept.ApplicatingFinalMethod cannot override display() in packageJavaConcept.FinalMethod</text:span><text:span text:style-name="T3"><text:line-break/></text:span><text:span text:style-name="T8"> <text:s text:c="7"/>overridden method is final</text:span><text:span text:style-name="T3"><text:line-break/></text:span></text:p>
      <text:p text:style-name="P11"><text:span text:style-name="T1">public class </text:span><text:span text:style-name="T4">ApplicatingFinalMethod </text:span><text:span text:style-name="T1">extends </text:span><text:span text:style-name="T4">FinalMethod</text:span><text:span text:style-name="T16">{</text:span><text:line-break/><text:span text:style-name="T16"> <text:s text:c="3"/></text:span><text:span text:style-name="T1">public final void </text:span><text:span text:style-name="T27">display</text:span><text:span text:style-name="T16">(){</text:span><text:line-break/><text:span text:style-name="T16"> <text:s text:c="7"/></text:span><text:span text:style-name="T4">System</text:span><text:span text:style-name="T16">.</text:span><text:span text:style-name="T28">out</text:span><text:span text:style-name="T16">.println(</text:span><text:span text:style-name="T30">"This is a overridden final method of class FinalMethod"</text:span><text:span text:style-name="T16">);</text:span><text:line-break/><text:span text:style-name="T16"> <text:s text:c="3"/>}</text:span><text:line-break/><text:soft-page-break/><text:line-break/><text:span text:style-name="T16"> <text:s text:c="3"/></text:span><text:span text:style-name="T1">public static void </text:span><text:span text:style-name="T27">main</text:span><text:span text:style-name="T16">(</text:span><text:span text:style-name="T4">String</text:span><text:span text:style-name="T16">[] args) {</text:span><text:line-break/><text:span text:style-name="T16"> <text:s text:c="7"/></text:span><text:span text:style-name="T4">ApplicatingFinalMethod ap</text:span><text:span text:style-name="T16">=</text:span><text:span text:style-name="T1">new </text:span><text:span text:style-name="T16">ApplicatingFinalMethod();</text:span><text:line-break/><text:span text:style-name="T16"> <text:s text:c="7"/></text:span><text:span text:style-name="T4">ap</text:span><text:span text:style-name="T16">.display();</text:span><text:line-break/><text:span text:style-name="T16"> <text:s text:c="3"/>}</text:span><text:line-break/><text:span text:style-name="T16">}</text:span></text:p>
      <text:p text:style-name="P11"><text:span text:style-name="T16"/></text:p>
      <text:p text:style-name="P8"><text:span text:style-name="T39">Final Variable:</text:span></text:p>
      <text:p text:style-name="P11"><text:line-break/><text:span text:style-name="T1">public class </text:span><text:span text:style-name="T4">FinalVariable </text:span><text:span text:style-name="T16">{</text:span><text:line-break/><text:span text:style-name="T16"> <text:s text:c="3"/></text:span><text:span text:style-name="T1">public static void </text:span><text:span text:style-name="T27">main</text:span><text:span text:style-name="T16">(</text:span><text:span text:style-name="T4">String</text:span><text:span text:style-name="T16">[] args) {</text:span><text:line-break/><text:span text:style-name="T16"> <text:s text:c="7"/></text:span><text:span text:style-name="T1">final </text:span><text:span text:style-name="T4">String companyName</text:span><text:span text:style-name="T16">=</text:span><text:span text:style-name="T30">"Thrymr"</text:span><text:span text:style-name="T16">;</text:span><text:line-break/><text:span text:style-name="T16"> <text:s text:c="7"/></text:span><text:span text:style-name="T20">// companyName="TCS";</text:span><text:line-break/><text:span text:style-name="T20"> <text:s text:c="7"/></text:span><text:span text:style-name="T4">System</text:span><text:span text:style-name="T16">.</text:span><text:span text:style-name="T28">out</text:span><text:span text:style-name="T16">.println(</text:span><text:span text:style-name="T4">companyName</text:span><text:span text:style-name="T16">);</text:span><text:line-break/><text:line-break/><text:span text:style-name="T16"> <text:s text:c="3"/>}</text:span><text:line-break/><text:span text:style-name="T16">}</text:span></text:p>
      <text:p text:style-name="P11"><text:span text:style-name="T16"/></text:p>
      <text:p text:style-name="P11"><text:span text:style-name="T16"/></text:p>
      <text:p text:style-name="P6"><text:span text:style-name="T34">1)</text:span><text:span text:style-name="T33">All employees of the "thrymr" company contain same name,that can't be different to employees in a company in such scenarios final variables can be used.</text:span><text:line-break/><text:span text:style-name="T33">if we reassign company name,it shows error : the final variable can't be reassigned.</text:span><text:line-break/><text:line-break/><text:line-break/><text:span text:style-name="T37">output:</text:span><text:span text:style-name="T33"> if we reassign companyName</text:span><text:line-break/><text:span text:style-name="T33">/home/thrymrthrymr123/Documents/practice_projects/JavaAssinment-6/src/packageJavaConcept/FinalVariable.java:6:10</text:span><text:line-break/><text:span text:style-name="T33"> <text:s text:c="7"/>java: cannot assign a value to final variable companyName*/</text:span></text:p>
      <text:p text:style-name="P6"/>
      <text:p text:style-name="P11"><text:line-break/></text:p>
      <text:p text:style-name="P3"><text:span text:style-name="T9">7.Explain why string is final</text:span><text:line-break/><text:line-break/><text:span text:style-name="T8">String class is made final in Java in order to make the String objects immutable.</text:span><text:span text:style-name="T3"><text:line-break/></text:span><text:span text:style-name="T8">when string object is <text:s/>immutable helps in two ways:</text:span><text:span text:style-name="T3"><text:line-break/></text:span><text:span text:style-name="T8">1)Security</text:span><text:span text:style-name="T3"><text:line-break/></text:span><text:span text:style-name="T8"> 2) Performance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6:01:43.105224175</meta:creation-date>
    <dc:date>2022-10-18T16:35:36.684973123</dc:date>
    <meta:editing-duration>PT1M2S</meta:editing-duration>
    <meta:editing-cycles>1</meta:editing-cycles>
    <meta:document-statistic meta:table-count="0" meta:image-count="0" meta:object-count="0" meta:page-count="5" meta:paragraph-count="36" meta:word-count="942" meta:character-count="7788" meta:non-whitespace-character-count="5637"/>
    <meta:generator>LibreOffice/6.4.7.2$Linux_X86_64 LibreOffice_project/40$Build-2</meta:generator>
  </office:meta>
</office:document-meta>
</file>